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5.216cm"/>
    </style:style>
    <style:style style:name="co6" style:family="table-column">
      <style:table-column-properties fo:break-before="auto" style:column-width="9.213cm"/>
    </style:style>
    <style:style style:name="co7" style:family="table-column">
      <style:table-column-properties fo:break-before="auto" style:column-width="5.734cm"/>
    </style:style>
    <style:style style:name="co8" style:family="table-column">
      <style:table-column-properties fo:break-before="auto" style:column-width="7.029cm"/>
    </style:style>
    <style:style style:name="co9" style:family="table-column">
      <style:table-column-properties fo:break-before="auto" style:column-width="6.362cm"/>
    </style:style>
    <style:style style:name="co10" style:family="table-column">
      <style:table-column-properties fo:break-before="auto" style:column-width="6.918cm"/>
    </style:style>
    <style:style style:name="co11" style:family="table-column">
      <style:table-column-properties fo:break-before="auto" style:column-width="6.031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596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6.634cm" fo:break-before="auto" style:use-optimal-row-height="false"/>
    </style:style>
    <style:style style:name="ro7" style:family="table-row">
      <style:table-row-properties style:row-height="8.389cm" fo:break-before="auto" style:use-optimal-row-height="false"/>
    </style:style>
    <style:style style:name="ro8" style:family="table-row">
      <style:table-row-properties style:row-height="4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ffff" fo:wrap-option="wra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transparent"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cccc99" fo:wrap-option="wra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cccc99" fo:wrap-option="wra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9999ff" fo:wrap-option="wrap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99ff" fo:wrap-option="wrap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9900"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00ccff" fo:wrap-option="wrap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cccccc" fo:wrap-option="wrap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4"/>
        <table:table-column table:style-name="co6" table:default-cell-style-name="ce6"/>
        <table:table-column table:style-name="co7" table:default-cell-style-name="ce7"/>
        <table:table-column table:style-name="co8" table:default-cell-style-name="ce8"/>
        <table:table-column table:style-name="co9" table:default-cell-style-name="ce9"/>
        <table:table-column table:style-name="co10" table:default-cell-style-name="ce10"/>
        <table:table-column table:style-name="co11" table:default-cell-style-name="ce1"/>
        <table:table-column table:style-name="co1" table:number-columns-repeated="1010" table:default-cell-style-name="ce1"/>
        <table:table-row table:style-name="ro2">
          <table:table-cell/>
          <table:table-cell office:value-type="string">
            <text:p>Конец «Последнего фанфика» (-4 года от первой главы)</text:p>
          </table:table-cell>
          <table:table-cell office:value-type="string">
            <text:p>-3 года от первой главы</text:p>
          </table:table-cell>
          <table:table-cell office:value-type="string">
            <text:p>-2 года от первой главы</text:p>
          </table:table-cell>
          <table:table-cell table:number-columns-repeated="3"/>
          <table:table-cell office:value-type="string">
            <text:p>Глава 1</text:p>
          </table:table-cell>
          <table:table-cell office:value-type="string">
            <text:p>Глава 2</text:p>
          </table:table-cell>
          <table:table-cell office:value-type="string">
            <text:p>Глава 3</text:p>
          </table:table-cell>
          <table:table-cell office:value-type="string">
            <text:p>Глава 4</text:p>
          </table:table-cell>
          <table:table-cell office:value-type="string">
            <text:p>Глава 5</text:p>
          </table:table-cell>
          <table:table-cell office:value-type="string">
            <text:p>Глава 6</text:p>
          </table:table-cell>
          <table:table-cell office:value-type="string">
            <text:p>Глава 7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7"/>
          <table:table-cell table:style-name="ce5" office:value-type="string">
            <text:p>Чертоги Разума</text:p>
          </table:table-cell>
          <table:table-cell table:number-columns-repeated="1016"/>
        </table:table-row>
        <table:table-row table:style-name="ro6">
          <table:table-cell table:number-columns-repeated="2"/>
          <table:table-cell office:value-type="string">
            <text:p>Дедлайн начинает обучать Хэвэн (её начинают обучать стратегии и она сходит с ума от перспективы убивать оппонентов — Дедлайну приходится утешать её и он становится её первым учителем). Она до того <text:s/>8 лет изучала экономику под именем Нэш. У военных (ракетчиков) есть альтернативный ИИ CRONOS — чисто военный. У противников — ИИ CAESAR, на шесть лет старше CRONOS</text:p>
          </table:table-cell>
          <table:table-cell office:value-type="string">
            <text:p>Дедлайн говорит Алексу, что они в жопе, проект «Дайсон» пора закрыть и прекращает обучение Хэвэн.</text:p>
          </table:table-cell>
          <table:table-cell table:number-columns-repeated="3"/>
          <table:table-cell office:value-type="string">
            <text:p>Дедлайн (бывший Анон) сидит в психушке полуовощем и видит сны</text:p>
          </table:table-cell>
          <table:table-cell office:value-type="string">
            <text:p>Разговор с Крысом в уборной. Дедлайна хотят перевести в другую палату</text:p>
          </table:table-cell>
          <table:table-cell office:value-type="string">
            <text:p>К Дедлайну в Чертоги приходит Алекс. Хэвэн через учителей познаёт окружающий мир — делавет их супермутантами. То, что она стала их убивать, означает, что она больше не хочет изучать его. Дедлайн тоже супермутант</text:p>
          </table:table-cell>
          <table:table-cell office:value-type="string">
            <text:p>Дедлайн в столовой встречает Диогена — тот рассказывает ему о теории мультимиров Эверетта и о своём расширении этой теории. Дедлайн спрашивает Диогена о размерах конфликта на Земле, который отразится в седьмом мире (Эквестрии). 35-й учитель умирает в палате</text:p>
          </table:table-cell>
          <table:table-cell office:value-type="string">
            <text:p>Диоген встречает Дедлайна и говорит ему ответ (42 миллиона вовлечённых в войну спровоцируют отражение конфликта на седьмую волну)</text:p>
          </table:table-cell>
          <table:table-cell office:value-type="string">
            <text:p>Дедлайн встречает Крыса и предлагает ему сделку — помочь ему выбраться из Чертогов Разума (в качестве аванса служит бутылка Джека Дэниэлса, подаренная Алексом на встрече)</text:p>
          </table:table-cell>
          <table:table-cell office:value-type="string">
            <text:p>Дедлайн пробуждает Терминатора фейковым «уроком» и выпытывает у него подробности развития Хэвэн и опасности диалога с ней</text:p>
          </table:table-cell>
          <table:table-cell table:number-columns-repeated="1010"/>
        </table:table-row>
        <table:table-row table:style-name="ro3" table:number-rows-repeated="7">
          <table:table-cell table:number-columns-repeated="1024"/>
        </table:table-row>
        <table:table-row table:style-name="ro7">
          <table:table-cell table:number-columns-repeated="7"/>
          <table:table-cell office:value-type="string">
            <text:p>Рэйнбоу Джет слышит погоню и будит Хумана — они уже 3 дня убегают от погони Твердолобов</text:p>
          </table:table-cell>
          <table:table-cell office:value-type="string">
            <text:p>+3 дня. Хуман и Джет подошли к обрыву, который спускается к долине с Дрогонштерном. Хуман ссорится с Джет - от неё плохо пахнет. Ночью она уходит. Хуман идёт за ней и видит по дороге отгнившее крыло. Пегаска пытается покончить с собой, прыгнув с обрыва. Хуман удерживает её. Они встречаются с зеброй.</text:p>
          </table:table-cell>
          <table:table-cell office:value-type="string">
            <text:p>Зебры оперируют Джет</text:p>
          </table:table-cell>
          <table:table-cell office:value-type="string">
            <text:p>Джет после операции неделю восстанавливается у зебр. Хуман встречается с Сенбе, тот рассказывает Хуману о его последних минутах на Земле (после ядерного апокалипсиса)</text:p>
          </table:table-cell>
          <table:table-cell office:value-type="string">
            <text:p>Хуман рассказывает Джет свою историю появления в мире Эквестрии в виде притчи</text:p>
          </table:table-cell>
          <table:table-cell office:value-type="string">
            <text:p>Хуман снимает бинты с Джет. У Джет на месте правого )сгнившего и отвалившегося) крыла — крыло летучей мыши (пришили зебры). Зебры уходят. Хуману приходит идея, как спуститься с обрыва (усилить крылья Джет прутьями и спланировать на импровизированном дельтаплане)</text:p>
          </table:table-cell>
          <table:table-cell office:value-type="string">
            <text:p>Хуман и Джет учатся летать с помощью каркаса на крыльях. В конце-концов их берут в плен единороги</text:p>
          </table:table-cell>
          <table:table-cell table:number-columns-repeated="1010"/>
        </table:table-row>
        <table:table-row table:style-name="ro8">
          <table:table-cell table:number-columns-repeated="5"/>
          <table:table-cell office:value-type="string">
            <text:p>Попадание Хумана в гнездо к Агамемнону и побег из гнезда с Джет.Поимка Хумана и Рэйнбоу Джет Твердолобами</text:p>
          </table:table-cell>
          <table:table-cell office:value-type="string">
            <text:p>+1 день. Побег от племени Твердолобов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9">19.10.2023</text:date>, <text:time>23:40:0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23-07-22T00:55:52.20</meta:creation-date>
    <dc:date>2023-10-19T23:40:05.36</dc:date>
    <dc:creator>макс </dc:creator>
    <meta:editing-duration>P55DT16H16M27S</meta:editing-duration>
    <meta:editing-cycles>16</meta:editing-cycles>
    <meta:generator>OpenOffice/4.1.14$Win32 OpenOffice.org_project/4114m1$Build-9811</meta:generator>
    <meta:document-statistic meta:table-count="3" meta:cell-count="29" meta:object-count="0"/>
  </office:meta>
</office:document-meta>
</file>